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6b6" officeooo:paragraph-rsid="00150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get <text:a xlink:type="simple" xlink:href="http://wordpress.org/" text:style-name="Internet_20_link" text:visited-style-name="Visited_20_Internet_20_Link">http://wordpress.org</text:a>/latest.tar.gz</text:p>
      <text:p text:style-name="P1">tar -xzvf latest.tar.gz</text:p>
      <text:p text:style-name="P1">mysql -p</text:p>
      <text:p text:style-name="P1">password :</text:p>
      <text:p text:style-name="P1">CREATE DATABASE student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5:44:13.183472366</meta:creation-date>
    <dc:date>2017-12-02T16:03:09.133934616</dc:date>
    <meta:editing-duration>PT8M45S</meta:editing-duration>
    <meta:editing-cycles>1</meta:editing-cycles>
    <meta:document-statistic meta:table-count="0" meta:image-count="0" meta:object-count="0" meta:page-count="1" meta:paragraph-count="5" meta:word-count="12" meta:character-count="104" meta:non-whitespace-character-count="97"/>
    <meta:generator>LibreOffice/5.1.2.2$Linux_X86_64 LibreOffice_project/10m0$Build-2</meta:generator>
  </office:meta>
</office:document-meta>
</file>